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47.36" calcext:value-type="float">
            <text:p>47,36</text:p>
          </table:table-cell>
          <table:table-cell table:formula="of:=[.A1]/149597870.7*33554.6043376*86400" office:value-type="float" office:value="917.808649715245" calcext:value-type="float">
            <text:p>917,808649715245</text:p>
          </table:table-cell>
        </table:table-row>
        <table:table-row table:style-name="ro1">
          <table:table-cell office:value-type="float" office:value="35.02" calcext:value-type="float">
            <text:p>35,02</text:p>
          </table:table-cell>
          <table:table-cell table:formula="of:=[.A2]/149597870.7*33554.6043376*86400" office:value-type="float" office:value="678.666784481163" calcext:value-type="float">
            <text:p>678,666784481163</text:p>
          </table:table-cell>
        </table:table-row>
        <table:table-row table:style-name="ro1">
          <table:table-cell office:value-type="float" office:value="29.7827" calcext:value-type="float">
            <text:p>29,7827</text:p>
          </table:table-cell>
          <table:table-cell table:formula="of:=[.A3]/149597870.7*33554.6043376*86400" office:value-type="float" office:value="577.171023477074" calcext:value-type="float">
            <text:p>577,171023477074</text:p>
          </table:table-cell>
        </table:table-row>
        <table:table-row table:style-name="ro1">
          <table:table-cell office:value-type="float" office:value="24.07" calcext:value-type="float">
            <text:p>24,07</text:p>
          </table:table-cell>
          <table:table-cell table:formula="of:=[.A4]/149597870.7*33554.6043376*86400" office:value-type="float" office:value="466.462293045734" calcext:value-type="float">
            <text:p>466,462293045734</text:p>
          </table:table-cell>
        </table:table-row>
        <table:table-row table:style-name="ro1">
          <table:table-cell office:value-type="float" office:value="13.07" calcext:value-type="float">
            <text:p>13,07</text:p>
          </table:table-cell>
          <table:table-cell table:formula="of:=[.A5]/149597870.7*33554.6043376*86400" office:value-type="float" office:value="253.288831329777" calcext:value-type="float">
            <text:p>253,288831329777</text:p>
          </table:table-cell>
        </table:table-row>
        <table:table-row table:style-name="ro1">
          <table:table-cell office:value-type="float" office:value="9.68" calcext:value-type="float">
            <text:p>9,68</text:p>
          </table:table-cell>
          <table:table-cell table:formula="of:=[.A6]/149597870.7*33554.6043376*86400" office:value-type="float" office:value="187.592646310042" calcext:value-type="float">
            <text:p>187,592646310042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table:formula="of:=[.A7]/149597870.7*33554.6043376*86400" office:value-type="float" office:value="131.779958151682" calcext:value-type="float">
            <text:p>131,779958151682</text:p>
          </table:table-cell>
        </table:table-row>
        <table:table-row table:style-name="ro1">
          <table:table-cell office:value-type="float" office:value="5.43" calcext:value-type="float">
            <text:p>5,43</text:p>
          </table:table-cell>
          <table:table-cell table:formula="of:=[.A8]/149597870.7*33554.6043376*86400" office:value-type="float" office:value="105.23017246524" calcext:value-type="float">
            <text:p>105,2301724652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formula="of:=29.7827+1.022" office:value-type="float" office:value="30.8047" calcext:value-type="float">
            <text:p>30,8047</text:p>
          </table:table-cell>
          <table:table-cell table:formula="of:=[.A11]/149597870.7*33554.6043376*86400" office:value-type="float" office:value="596.976776011047" calcext:value-type="float">
            <text:p>596,976776011047</text:p>
          </table:table-cell>
        </table:table-row>
        <table:table-row table:style-name="ro1">
          <table:table-cell table:formula="of:=1.022" office:value-type="float" office:value="1.022" calcext:value-type="float">
            <text:p>1,022</text:p>
          </table:table-cell>
          <table:table-cell table:formula="of:=[.A12]/149597870.7*33554.6043376*86400" office:value-type="float" office:value="19.8057525339734" calcext:value-type="float">
            <text:p>19,80575253397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 style:data-style-name="N2" text:time-value="10:21:19.7726338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21:32:21.704894313</meta:creation-date>
    <dc:date>2023-07-02T10:47:39.660198886</dc:date>
    <meta:editing-duration>PT1H1M34S</meta:editing-duration>
    <meta:editing-cycles>3</meta:editing-cycles>
    <meta:generator>LibreOffice/7.5.4.2$Linux_X86_64 LibreOffice_project/50$Build-2</meta:generator>
    <meta:document-statistic meta:table-count="1" meta:cell-count="20" meta:object-count="0"/>
  </office:meta>
</office:document-meta>
</file>